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5.159cm" fo:break-before="auto" style:use-optimal-row-height="false"/>
    </style:style>
    <style:style style:name="ro19" style:family="table-row">
      <style:table-row-properties style:row-height="0.762cm" fo:break-before="auto" style:use-optimal-row-height="false"/>
    </style:style>
    <style:style style:name="ro20"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office:value-type="string">
            <text:p>rControl with CRL enabled</text:p>
          </table:table-cell>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style-name="ce10"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0">
            <text:p>10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1">
            <text:p>10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2">
            <text:p>10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3">
            <text:p>10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office:value-type="float" office:value="104">
            <text:p>10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office:value-type="float" office:value="105">
            <text:p>10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office:value-type="float" office:value="106">
            <text:p>10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office:value-type="float" office:value="107">
            <text:p>10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office:value-type="float" office:value="108">
            <text:p>10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office:value-type="float" office:value="109">
            <text:p>10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office:value-type="float" office:value="110">
            <text:p>11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office:value-type="float" office:value="111">
            <text:p>11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office:value-type="float" office:value="112">
            <text:p>11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office:value-type="float" office:value="113">
            <text:p>11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office:value-type="float" office:value="114">
            <text:p>11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office:value-type="float" office:value="115">
            <text:p>11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office:value-type="float" office:value="116">
            <text:p>11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office:value-type="float" office:value="117">
            <text:p>11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office:value-type="float" office:value="118">
            <text:p>11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office:value-type="float" office:value="119">
            <text:p>11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office:value-type="float" office:value="120">
            <text:p>12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office:value-type="float" office:value="121">
            <text:p>12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office:value-type="float" office:value="122">
            <text:p>12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office:value-type="float" office:value="123">
            <text:p>12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office:value-type="float" office:value="124">
            <text:p>12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office:value-type="float" office:value="125">
            <text:p>12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office:value-type="float" office:value="126">
            <text:p>12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office:value-type="float" office:value="127">
            <text:p>12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office:value-type="float" office:value="128">
            <text:p>12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office:value-type="float" office:value="129">
            <text:p>12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office:value-type="float" office:value="130">
            <text:p>13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office:value-type="float" office:value="131">
            <text:p>13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office:value-type="float" office:value="132">
            <text:p>13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office:value-type="float" office:value="133">
            <text:p>13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office:value-type="float" office:value="134">
            <text:p>13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office:value-type="float" office:value="135">
            <text:p>13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office:value-type="float" office:value="136">
            <text:p>13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 table:number-rows-repeated="32652">
          <table:table-cell table:number-columns-repeated="1024"/>
        </table:table-row>
        <table:table-row table:style-name="ro3" table:number-rows-repeated="32746">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18">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9">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0">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0">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0">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0">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0">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0">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0">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0">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0">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0">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0">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0">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0">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0">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0">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0">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0">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0">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0">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0">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0">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0">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0">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0">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0">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0">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0">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0">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0">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0">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0">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0">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0">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0">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0">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0">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0">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0">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0">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0">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0">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0">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0">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0">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0">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0">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0">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0">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0">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0">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0">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0">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0">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0">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0">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0">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0">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0">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0">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0">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0">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0">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0">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0">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0">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0">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0">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0">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0">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0">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0">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0">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0">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0">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0">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0">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0">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0">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0">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0">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0">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0">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0">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0">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0">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0">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0">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0">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0">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0">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0">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0">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0">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0">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0">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0">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0">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0">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0">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0">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0">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0">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0">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0">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0">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0">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0">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0">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0">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0">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0">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0">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0">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0">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0">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0">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0">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0">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0">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0">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0">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0">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0">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0">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0">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0">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0">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0">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0">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0">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0">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0">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0">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0">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0">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0">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0">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0">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0">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0">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0">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0">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0">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0">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0">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0">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0">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0">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0">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0">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0">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0">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0">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0">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0">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0">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0">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0">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0">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0">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0">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0">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0">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0">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0">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0">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0">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0">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0">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0">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0">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0">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0">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0">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0">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0">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0">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0">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0">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0">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0">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0">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0">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0">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0">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0">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0">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0">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0">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0">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0">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0">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0">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0">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0">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0">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0">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0">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0">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0">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0">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0">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0">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0">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0">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0">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0">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0">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0">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0">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0">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0">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0">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0">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0">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0">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0">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0">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0">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0">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0">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0">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0">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0">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0">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0">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0">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0">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0">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0">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0">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0">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0">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0">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0">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0">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0">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0">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0">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0">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0">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0">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0">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0">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0">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0">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0">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0">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0">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0">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0">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0">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0">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0">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0">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0">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0">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0">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0">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0">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0">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0">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0">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0">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0">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0">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0">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0">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0">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0">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0">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0">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0">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0">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0">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0">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0">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0">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0">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0">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0">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0">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0">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0">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0">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0">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0">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0">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0">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0">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0">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0">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0">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0">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23:28:0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18</meta:editing-cycles>
    <meta:creation-date>2008-05-04T10:18:05</meta:creation-date>
    <dc:date>2009-05-15T23:28:00</dc:date>
    <dc:creator>Giuseppe Castagno</dc:creator>
    <meta:editing-duration>PT29H46M34S</meta:editing-duration>
    <meta:document-statistic meta:table-count="6" meta:cell-count="135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